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Preformatted_20_Text">
      <style:paragraph-properties fo:margin-left="0cm" fo:margin-right="0cm" fo:text-indent="0cm" style:auto-text-indent="fals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&lt;Nom du document&gt;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6"><text:a xlink:type="simple" xlink:href="mailto:jlouisy@etu.enseeiht.fr"><text:span text:style-name="T1">Julien Louisy</text:span></text:a></text:p>
        </text:list-item>
        <text:list-item>
          <text:p text:style-name="P16"><text:a xlink:type="simple" xlink:href="mailto:jlouisy@etu.enseeiht.fr"><text:span text:style-name="T1">Julien Clariond</text:span></text:a></text:p>
        </text:list-item>
        <text:list-item>
          <text:p text:style-name="P16"><text:a xlink:type="simple" xlink:href="mailto:jlouisy@etu.enseeiht.fr"><text:span text:style-name="T1">Hery Randriamanamihaga</text:span></text:a></text:p>
        </text:list-item>
        <text:list-item>
          <text:p text:style-name="P16"><text:a xlink:type="simple" xlink:href="mailto:jlouisy@etu.enseeiht.fr"><text:span text:style-name="T1">Ezequiel Geremia</text:span></text:a></text:p>
        </text:list-item>
        <text:list-item>
          <text:p text:style-name="P16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Sommaire</text:p>
          </text:index-title>
          <text:p text:style-name="P15">1 - Contexte<text:tab/>3</text:p>
          <text:p text:style-name="P15">2 - Technologies utilisées<text:tab/>3</text:p>
          <text:p text:style-name="P14">2.1 - Xen<text:tab/>3</text:p>
          <text:p text:style-name="P14">2.2 - TUNe<text:tab/>3</text:p>
          <text:p text:style-name="P15">3 - Contribution<text:tab/>3</text:p>
          <text:p text:style-name="P14">3.1 - Scénario implanté<text:tab/>3</text:p>
          <text:p text:style-name="P14">3.2 - Implantation<text:tab/>3</text:p>
          <text:p text:style-name="P14">3.3 - Mode d'emploi<text:tab/>3</text:p>
        </text:index-body>
      </text:table-of-content>
      <text:p text:style-name="Standard"/>
      <text:h text:style-name="P21" text:outline-level="1">Description</text:h>
      <text:h text:style-name="Heading_20_2" text:outline-level="2">Contexte</text:h>
      <text:h text:style-name="Heading_20_2" text:outline-level="2">Objectifs</text:h>
      <text:p text:style-name="Text_20_body"/>
      <text:h text:style-name="Heading_20_1" text:outline-level="1">Technologies utilisées</text:h>
      <text:h text:style-name="Heading_20_2" text:outline-level="2">Xen</text:h>
      <text:h text:style-name="Heading_20_2" text:outline-level="2">TUNe</text:h>
      <text:h text:style-name="Heading_20_1" text:outline-level="1">Contribution</text:h>
      <text:h text:style-name="Heading_20_2" text:outline-level="2">Scénario implanté</text:h>
      <text:h text:style-name="Heading_20_2" text:outline-level="2">Implantation</text:h>
      <text:h text:style-name="Heading_20_2" text:outline-level="2">Tests et résultats</text:h>
      <text:h text:style-name="Heading_20_2" text:outline-level="2">Mode d'emploi</text:h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3-10T15:40:13</dc:date>
    <meta:editing-cycles>5</meta:editing-cycles>
    <meta:editing-duration>PT1H32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7" meta:word-count="109" meta:character-count="863"/>
  </office:meta>
</office:document-meta>
</file>